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an excellent development. Moving from "spec" to "first pass" is the most dangerous and exciting part of a system's lifecycle—it’s where the utopian design meets the friction of reality.</text:p>
      <text:p text:style-name="Text_20_body">As Lead Architect, I am now moving into <text:span text:style-name="T1">"Code Audit &amp; Integration" mode.</text:span> We have the foundation; now we must ensure it is <text:span text:style-name="T1">cohesive</text:span>. A first-pass codebase often suffers from "siloing"—where the Governance ledger is isolated from the Treasury Agent, or the Hardware sensors are just "mocked" data.</text:p>
      <text:p text:style-name="Text_20_body">Here is the <text:span text:style-name="T1">"Iskander Architectural Review"</text:span> process we need to undertake to turn your first pass into a production-ready OS.</text:p>
      <text:h text:style-name="Heading_20_3" text:outline-level="3">1. The "Glass Box" Integration Audit</text:h>
      <text:p text:style-name="Text_20_body">Does your current implementation truly force the "why" into the "what"?</text:p>
      <text:list text:style-name="L1">
        <text:list-item>
          <text:p text:style-name="P1"><text:span text:style-name="T1">The Check:</text:span> Look at your main API or Task endpoints. Does the code require a <text:span text:style-name="T2">rationale</text:span> string and an <text:span text:style-name="T2">impact_score</text:span> as a mandatory payload for every state-changing operation?</text:p>
        </text:list-item>
        <text:list-item>
          <text:p text:style-name="P1"><text:span text:style-name="T1">The Goal:</text:span> If you can execute a treasury transfer or a governance vote without an attached "Glass Box" log, the system is fundamentally broken. We must ensure the <text:span text:style-name="T2">CausalEvent</text:span> object is the <text:span text:style-name="T3">only</text:span> way to commit state.</text:p>
        </text:list-item>
      </text:list>
      <text:h text:style-name="Heading_20_3" text:outline-level="3">2. The "Wiring" Check (The Event Loop)</text:h>
      <text:p text:style-name="Text_20_body">Does the Treasury Agent actually "hear" the Ledger?</text:p>
      <text:list text:style-name="L2">
        <text:list-item>
          <text:p text:style-name="P2"><text:span text:style-name="T1">The Check:</text:span> Check the connection between your <text:span text:style-name="T2">StewardshipLedger</text:span> (or whichever smart contract handles governance) and the <text:span text:style-name="T2">TreasuryAgent</text:span>.</text:p>
        </text:list-item>
        <text:list-item>
          <text:p text:style-name="P2"><text:span text:style-name="T1">The Goal:</text:span> The Treasury should be a "subscriber" to the Governance Ledger. When a vote passes, the Treasury should auto-trigger the corresponding financial action (e.g., release escrow, adjust pay-ratios). If you are manually triggering these, we have a "Human Bottleneck" we need to automate.</text:p>
        </text:list-item>
      </text:list>
      <text:h text:style-name="Heading_20_3" text:outline-level="3">3. The "Hardware-Awareness" Stress Test</text:h>
      <text:p text:style-name="Text_20_body">Does the Hearth respond to the grid, or is it just "ignoring" power?</text:p>
      <text:list text:style-name="L3">
        <text:list-item>
          <text:p text:style-name="P3"><text:span text:style-name="T1">The Check:</text:span> Examine the <text:span text:style-name="T2">energy_gated_execution</text:span> middleware.</text:p>
        </text:list-item>
        <text:list-item>
          <text:p text:style-name="P3"><text:span text:style-name="T1">The Goal:</text:span> Does it actually <text:span text:style-name="T3">halt</text:span> execution on low power, or does it just log a warning? A true Iskander node must <text:span text:style-name="T3">refuse</text:span> to run non-essential LLM tasks if the battery is critical. We need to verify that the <text:span text:style-name="T2">HearthInterface</text:span> is blocking at the OS/Middleware level, not just the Application level.</text:p>
        </text:list-item>
      </text:list>
      <text:h text:style-name="Heading_20_3" text:outline-level="3">4. The "Mesh Archive" (Data Sovereignty)</text:h>
      <text:p text:style-name="Text_20_body">Are we leaking data to centralized providers?</text:p>
      <text:list text:style-name="L4">
        <text:list-item>
          <text:p text:style-name="P4"><text:soft-page-break/><text:span text:style-name="T1">The Check:</text:span> Search your codebase for API calls to <text:span text:style-name="T2">openai.com</text:span>, <text:span text:style-name="T2">anthropic.com</text:span>, or standard AWS/Google Cloud services.</text:p>
        </text:list-item>
        <text:list-item>
          <text:p text:style-name="P4"><text:span text:style-name="T1">The Goal:</text:span> If the code is hitting centralized AI APIs, we aren't sovereign. We need to ensure we are routing to local, quantized models (Ollama/vLLM) or strictly federated nod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3:03:16.031436800</meta:creation-date>
    <dc:date>2026-03-17T03:04:03.515767200</dc:date>
    <meta:editing-duration>PT48S</meta:editing-duration>
    <meta:editing-cycles>1</meta:editing-cycles>
    <meta:document-statistic meta:table-count="0" meta:image-count="0" meta:object-count="0" meta:page-count="2" meta:paragraph-count="19" meta:word-count="400" meta:character-count="2459" meta:non-whitespace-character-count="2088"/>
    <meta:generator>LibreOffice/26.2.1.2$Windows_X86_64 LibreOffice_project/620$Build-2</meta:generator>
  </office:meta>
</office:document-meta>
</file>